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8.926cm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2.548cm"/>
    </style:style>
    <style:style style:name="gr3" style:family="graphic" style:parent-style-name="standard">
      <style:graphic-properties draw:textarea-horizontal-align="justify" draw:textarea-vertical-align="middle" draw:auto-grow-height="false" fo:min-height="0.957cm" fo:min-width="0.64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5.091cm" style:use-optimal-column-width="false"/>
    </style:style>
    <style:style style:name="co2" style:family="table-column">
      <style:table-column-properties style:column-width="5.076cm" style:use-optimal-column-width="false"/>
    </style:style>
    <style:style style:name="co3" style:family="table-column">
      <style:table-column-properties style:column-width="6.343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963cm"/>
    </style:style>
    <style:style style:name="ro3" style:family="table-row">
      <style:table-row-properties style:row-height="0.6cm"/>
    </style:style>
    <style:style style:name="ro4" style:family="table-row">
      <style:table-row-properties style:row-height="0.972cm"/>
    </style:style>
    <style:style style:name="ro5" style:family="table-row">
      <style:table-row-properties style:row-height="0.973cm"/>
    </style:style>
    <style:style style:name="ro6" style:family="table-row">
      <style:table-row-properties style:row-height="0.959cm"/>
    </style:style>
    <style:style style:name="ce1" style:family="table-cell">
      <loext:graphic-properties draw:fill="solid" draw:fill-color="#7da7d8"/>
      <style:paragraph-properties fo:border="0.03pt solid #ffffff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7da7d8"/>
      <style:paragraph-properties fo:border="0.03pt solid #ffffff"/>
      <style:text-properties fo:font-size="18pt" style:font-size-asian="18pt" style:font-size-complex="18pt"/>
    </style:style>
    <style:style style:name="ce3" style:family="table-cell">
      <loext:graphic-properties draw:fill="solid" draw:fill-color="#7da7d8"/>
      <style:paragraph-properties fo:border="0.03pt solid #ffffff"/>
      <style:text-properties fo:font-weight="bold" style:font-weight-asian="bold" style:font-weight-complex="bold"/>
    </style:style>
    <style:style style:name="ce4" style:family="table-cell">
      <loext:graphic-properties draw:fill="solid" draw:fill-color="#7da7d8"/>
      <style:paragraph-properties fo:border="0.03pt solid #ffffff"/>
    </style:style>
    <style:style style:name="P1" style:family="paragraph">
      <style:text-properties fo:font-size="18pt" fo:font-weight="bold" style:font-size-asian="18pt" style:font-weight-asian="bold" style:font-size-complex="18pt" style:font-weight-complex="bold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24pt"/>
    </style:style>
    <style:style style:name="P5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weight-asian="bold" style:font-weight-complex="bold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5.09cm" svg:height="3.887cm" svg:x="2.27cm" svg:y="3.47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Caffeine Dose</text:span></text:p>
              </table:table-cell>
            </table:table-row>
            <table:table-row table:style-name="ro1">
              <table:table-cell table:style-name="ce2">
                <text:p text:style-name="P2">0mg Caffeine</text:p>
              </table:table-cell>
            </table:table-row>
            <table:table-row table:style-name="ro2">
              <table:table-cell table:style-name="ce2">
                <text:p text:style-name="P2">100mg Caffeine</text:p>
              </table:table-cell>
            </table:table-row>
            <table:table-row table:style-name="ro3">
              <table:table-cell table:style-name="ce2">
                <text:p text:style-name="P2">200mg Caffein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3" draw:id="id3" draw:layer="layout" svg:width="5.075cm" svg:height="2.916cm" svg:x="2.288cm" svg:y="8.573cm">
          <table:table table:template-name="default" table:use-first-row-styles="true" table:use-banding-rows-styles="true">
            <table:table-column table:style-name="co2"/>
            <table:table-row table:style-name="ro4">
              <table:table-cell table:style-name="ce3">
                <text:p text:style-name="P3"><text:span text:style-name="T1">Place</text:span><text:span text:style-name="T1">bo </text:span><text:span text:style-name="T1">Effect</text:span></text:p>
              </table:table-cell>
            </table:table-row>
            <table:table-row table:style-name="ro4">
              <table:table-cell table:style-name="ce4">
                <text:p>True Dose</text:p>
              </table:table-cell>
            </table:table-row>
            <table:table-row table:style-name="ro5">
              <table:table-cell table:style-name="ce4">
                <text:p>Placebo Dos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4" draw:id="id4" draw:layer="layout" svg:width="6.342cm" svg:height="3.887cm" svg:x="2.288cm" svg:y="12.458cm">
          <table:table table:template-name="default" table:use-first-row-styles="true" table:use-banding-rows-styles="true">
            <table:table-column table:style-name="co3"/>
            <table:table-row table:style-name="ro6">
              <table:table-cell table:style-name="ce3">
                <text:p text:style-name="P3"><text:span text:style-name="T1">Time Until Test</text:span></text:p>
              </table:table-cell>
            </table:table-row>
            <table:table-row table:style-name="ro1">
              <table:table-cell table:style-name="ce4">
                <text:p>0 hours before test</text:p>
              </table:table-cell>
            </table:table-row>
            <table:table-row table:style-name="ro1">
              <table:table-cell table:style-name="ce4">
                <text:p>1 hours before test</text:p>
              </table:table-cell>
            </table:table-row>
            <table:table-row table:style-name="ro1">
              <table:table-cell table:style-name="ce4">
                <text:p>2 hours before test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5" draw:layer="layout" svg:width="8.876cm" svg:height="1.195cm" svg:x="7.374cm" svg:y="1.762cm">
          <draw:text-box>
            <text:p text:style-name="P4"><text:span text:style-name="T2">Experimental Design</text:span></text:p>
          </draw:text-box>
        </draw:frame>
        <draw:custom-shape draw:style-name="gr2" draw:text-style-name="P7" xml:id="id6" draw:id="id6" draw:layer="layout" svg:width="3.048cm" svg:height="2.032cm" svg:x="17.52cm" svg:y="8.62cm">
          <draw:glue-point draw:id="4" svg:x="-3.333cm" svg:y="-5cm"/>
          <draw:glue-point draw:id="5" svg:x="-3.75cm" svg:y="4.375cm"/>
          <draw:glue-point draw:id="6" svg:x="-5cm" svg:y="3.125cm"/>
          <draw:glue-point draw:id="7" svg:x="-5cm" svg:y="-3.125cm"/>
          <text:p text:style-name="P6"><text:span text:style-name="T3">IQ Test</text:span></text:p>
          <text:p text:style-name="P6"><text:span text:style-name="T3">S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2" draw:id="id2" draw:layer="layout" svg:width="2.286cm" svg:height="2.413cm" draw:transform="skewX (0.00663225115757846) rotate (-1.56556033903891) translate (11.043cm 7.35cm)">
          <draw:glue-point draw:id="8" svg:x="-4.997cm" svg:y="-4.429cm"/>
          <draw:glue-point draw:id="9" svg:x="-4.997cm" svg:y="3.892cm"/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3" draw:text-style-name="P8" xml:id="id5" draw:id="id5" draw:layer="layout" svg:width="2.286cm" svg:height="2.413cm" draw:transform="skewX (0.00663225115757846) rotate (-1.56556033903891) translate (14.853cm 11.16cm)">
          <draw:glue-point draw:id="8" svg:x="-4.997cm" svg:y="-4.429cm"/>
          <draw:glue-point draw:id="9" svg:x="-4.997cm" svg:y="2.782cm"/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onnector draw:style-name="gr4" draw:text-style-name="P9" draw:layer="layout" draw:type="curve" svg:x1="7.36cm" svg:y1="5.422cm" svg:x2="8.631cm" svg:y2="7.478cm" draw:start-shape="id1" draw:start-glue-point="1" draw:end-shape="id2" draw:end-glue-point="8" svg:d="M7360 5422c954 0 319 2056 1271 2056" svg:viewBox="0 0 1272 2057">
          <text:p/>
        </draw:connector>
        <draw:connector draw:style-name="gr4" draw:text-style-name="P9" draw:layer="layout" draw:type="curve" svg:x1="7.363cm" svg:y1="10.031cm" svg:x2="8.631cm" svg:y2="9.381cm" draw:start-shape="id3" draw:start-glue-point="1" draw:end-shape="id2" draw:end-glue-point="9" svg:d="M7363 10031c951 0 317-650 1268-650" svg:viewBox="0 0 1269 651">
          <text:p/>
        </draw:connector>
        <draw:connector draw:style-name="gr4" draw:text-style-name="P9" draw:layer="layout" draw:type="curve" svg:x1="8.63cm" svg:y1="14.401cm" svg:x2="12.441cm" svg:y2="12.937cm" draw:start-shape="id4" draw:start-glue-point="1" draw:end-shape="id5" draw:end-glue-point="9" svg:d="M8630 14401c2859 0 954-1464 3811-1464" svg:viewBox="0 0 3812 1465">
          <text:p/>
        </draw:connector>
        <draw:connector draw:style-name="gr4" draw:text-style-name="P9" draw:layer="layout" draw:type="curve" svg:x1="11.05cm" svg:y1="8.495cm" svg:x2="12.441cm" svg:y2="11.288cm" draw:start-shape="id2" draw:start-glue-point="4" draw:end-shape="id5" draw:end-glue-point="8" svg:d="M11050 8495c1041 0 346 2793 1391 2793" svg:viewBox="0 0 1392 2794">
          <text:p/>
        </draw:connector>
        <draw:connector draw:style-name="gr4" draw:text-style-name="P9" draw:layer="layout" draw:type="curve" svg:x1="14.86cm" svg:y1="12.305cm" svg:x2="17.52cm" svg:y2="10.271cm" draw:start-shape="id5" draw:start-glue-point="4" draw:end-shape="id6" draw:end-glue-point="6" svg:d="M14860 12305c1995 0 665-2034 2660-2034" svg:viewBox="0 0 2661 2035">
          <text:p/>
        </draw:connector>
        <draw:connector draw:style-name="gr4" draw:text-style-name="P9" draw:layer="layout" draw:type="curve" svg:x1="11.05cm" svg:y1="8.495cm" svg:x2="17.52cm" svg:y2="9.636cm" draw:start-shape="id2" draw:start-glue-point="4" draw:end-shape="id6" svg:d="M11050 8495c4852 0 1618 1141 6470 1141" svg:viewBox="0 0 6471 1142">
          <text:p/>
        </draw:connector>
        <draw:connector draw:style-name="gr4" draw:text-style-name="P9" draw:layer="layout" draw:type="curve" svg:x1="7.36cm" svg:y1="5.422cm" svg:x2="18.029cm" svg:y2="8.62cm" draw:start-shape="id1" draw:start-glue-point="1" draw:end-shape="id6" draw:end-glue-point="4" svg:d="M7360 5422c7113 0 10669 1066 10669 3198" svg:viewBox="0 0 10670 3199">
          <text:p/>
        </draw:connector>
        <draw:connector draw:style-name="gr4" draw:text-style-name="P9" draw:layer="layout" draw:type="curve" svg:x1="8.63cm" svg:y1="14.401cm" svg:x2="17.901cm" svg:y2="10.525cm" draw:start-shape="id4" draw:start-glue-point="1" draw:end-shape="id6" draw:end-glue-point="5" svg:d="M8630 14401c6181 0 9271-1292 9271-3876" svg:viewBox="0 0 9272 38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4.13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9T19:32:35.576811380</meta:creation-date>
    <dc:date>2019-05-19T19:58:32.666929985</dc:date>
    <meta:editing-duration>PT5M32S</meta:editing-duration>
    <meta:editing-cycles>1</meta:editing-cycles>
    <meta:document-statistic meta:object-count="15"/>
    <meta:generator>LibreOffice/6.0.7.3$Linux_X86_64 LibreOffice_project/00m0$Build-3</meta:generator>
  </office:meta>
</office:document-meta>
</file>